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base_local_plann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lass WorldModel</text:span></text:p>
              </text:list-item>
              <text:list-item>
                <text:p><text:span text:style-name="T1">class CostmapModel : public WorldModel </text:span></text:p>
              </text:list-item>
              <text:list-item>
                <text:p><text:span text:style-name="T1">class VoxelGridModel : public WorldModel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lass TrajectoryCostFunction</text:span></text:p>
              </text:list-item>
              <text:list-item>
                <text:p><text:span text:style-name="T1">class MapGridCostFunction: public base_local_planner::TrajectoryCostFunction</text:span></text:p>
              </text:list-item>
              <text:list-item>
                <text:p><text:span text:style-name="T1">class OscillationCostFunction: public base_local_planner::TrajectoryCostFunction</text:span></text:p>
              </text:list-item>
              <text:list-item>
                <text:p><text:span text:style-name="T1">class ObstacleCostFunction : public TrajectoryCostFunction </text:span></text:p>
              </text:list-item>
              <text:list-item>
                <text:p><text:span text:style-name="T1">class PreferForwardCostFunction: public base_local_planner::TrajectoryCostFunction</text:span></text:p>
              </text:list-item>
              <text:list-item>
                <text:p><text:span text:style-name="T1">class TwirlingCostFunction: public base_local_planner::TrajectoryCostFunctio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lass TrajectorySampleGenerator</text:span></text:p>
              </text:list-item>
              <text:list-item>
                <text:p><text:span text:style-name="T1">class SimpleTrajectoryGenerator: public base_local_planner::TrajectorySampleGenerator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<text:s/></text:span><text:span text:style-name="T1">class TrajectorySearch</text:span></text:p>
              </text:list-item>
              <text:list-item>
                <text:p><text:span text:style-name="T1">class SimpleScoredSamplingPlanner : public base_local_planner::TrajectorySearch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trajectory_planner.cpp分析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">Check</text:span></text:p>
              </text:list-item>
              <text:list-item>
                <text:p><text:span text:style-name="T1">Score</text:span></text:p>
              </text:list-item>
              <text:list-item>
                <text:p><text:span text:style-name="T1">Generate</text:span></text:p>
              </text:list-item>
              <text:list-item>
                <text:p><text:span text:style-name="T1">find(</text:span><text:span text:style-name="T1">计算地图栅格距离路径的距离</text:span><text:span text:style-name="T1">)</text:span></text:p>
              </text:list-item>
              <text:list-item>
                <text:p><text:span text:style-name="T1">create</text:span></text:p>
              </text:list-item>
            </text:list>
          </draw:text-box>
        </draw:frame>
        <draw:frame presentation:style-name="pr7" draw:text-style-name="P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2"><text:span text:style-name="T1">GenerateTrajectory: </text:span><text:span text:style-name="T1">生成一条路径，并计算</text:span><text:span text:style-name="T1">cost</text:span><text:span text:style-name="T1">值是采样速度在</text:span><text:span text:style-name="T1">dt</text:span><text:span text:style-name="T1">时间上累积计算到的某</text:span><text:span text:style-name="T1">个路径点的</text:span><text:span text:style-name="T1">cost</text:span><text:span text:style-name="T1">值。</text:span></text:p>
              </text:list-item>
              <text:list-item>
                <text:p text:style-name="P2"><text:span text:style-name="T2">CreateTrajectories: </text:span><text:span text:style-name="T2">在速度区间（</text:span><text:span text:style-name="T2">min-&gt;max</text:span><text:span text:style-name="T2">）</text:span><text:span text:style-name="T2">先在每个</text:span><text:span text:style-name="T2">vx</text:span><text:span text:style-name="T2">上</text:span><text:span text:style-name="T2">generateTrajectory</text:span><text:span text:style-name="T2">，然后在</text:span><text:span text:style-name="T2">vth</text:span><text:span text:style-name="T2">（</text:span><text:span text:style-name="T2">min-&gt;max</text:span><text:span text:style-name="T2">）遍历所有角速度</text:span><text:span text:style-name="T2">g</text:span><text:span text:style-name="T1">enerateTrajectory</text:span><text:span text:style-name="T1">；</text:span></text:p>
              </text:list-item>
              <text:list-item>
                <text:p text:style-name="P2"><text:span text:style-name="T1">即</text:span><text:span text:style-name="T1">: <text:s/>vx(0), vth(0...n); </text:span></text:p>
              </text:list-item>
              <text:list-item>
                <text:p text:style-name="P2"><text:span text:style-name="T1"><text:s text:c="8"/></text:span><text:span text:style-name="T1">vx(1), vth(0...n);</text:span></text:p>
              </text:list-item>
              <text:list-item>
                <text:p text:style-name="P2"><text:span text:style-name="T1"><text:s text:c="9"/>…</text:span><text:span text:style-name="T1">;</text:span></text:p>
              </text:list-item>
              <text:list-item>
                <text:p text:style-name="P2"><text:span text:style-name="T1"><text:s text:c="9"/></text:span><text:span text:style-name="T1">vx(n),vth(0...n)</text:span><text:span text:style-name="T1">）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ath_map_.setTargetCells(costmap_, global_plan_);</text:span></text:p>
              </text:list-item>
              <text:list-item>
                <text:p text:style-name="P2"><text:span text:style-name="T1">goal_map_.setLocalGoal(costmap_, global_plan_);</text:span></text:p>
              </text:list-item>
              <text:list-item>
                <text:p text:style-name="P2"><text:span text:style-name="T1">这两个函数计算距离成本</text:span><text:span text:style-name="T1">(dist)</text:span><text:span text:style-name="T1">。</text:span><text:span text:style-name="T1">path_map_</text:span><text:span text:style-name="T1">把</text:span><text:span text:style-name="T1">plan</text:span><text:span text:style-name="T1">上的点的距离都作为起始点，然后向四周扩散</text:span><text:span text:style-name="T1">(</text:span><text:span text:style-name="T1">前，后，左，右</text:span><text:span text:style-name="T1">)</text:span><text:span text:style-name="T1">；</text:span><text:span text:style-name="T1">goal_map_</text:span><text:span text:style-name="T1">以</text:span><text:span text:style-name="T1">costmap</text:span><text:span text:style-name="T1">范围内的</text:span><text:span text:style-name="T1">plan</text:span><text:span text:style-name="T1">末端点为起始点，向外扩散计算栅格距离。</text:span></text:p>
              </text:list-item>
            </text:list>
          </draw:text-box>
        </draw:frame>
        <draw:frame presentation:style-name="pr7" draw:text-style-name="P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479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0:45:05.111802959</meta:creation-date>
    <meta:editing-duration>PT1H21M30S</meta:editing-duration>
    <meta:editing-cycles>5</meta:editing-cycles>
    <meta:generator>LibreOffice/6.0.7.3$Linux_X86_64 LibreOffice_project/00m0$Build-3</meta:generator>
    <dc:title>Portfolio</dc:title>
    <dc:date>2020-02-11T18:41:36.216943677</dc:date>
    <meta:document-statistic meta:object-count="70"/>
  </office:meta>
</office:document-meta>
</file>